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90.04mm" svg:x="95.13mm" svg:y="116.07mm">
            <draw:object draw:notify-on-update-of-ranges="Sheet1.B3:Sheet1.B5 Sheet1.C2:Sheet1.C2 Sheet1.C3:Sheet1.C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pMin</text:p>
          </table:table-cell>
          <table:table-cell office:value-type="string" calcext:value-type="string">
            <text:p>LpH</text:p>
          </table:table-cell>
          <table:table-cell office:value-type="string" calcext:value-type="string">
            <text:p>kPa</text:p>
          </table:table-cell>
          <table:table-cell table:number-columns-repeated="2"/>
        </table:table-row>
        <table:table-row table:style-name="ro1">
          <table:table-cell table:formula="of:=[.B3]/60" office:value-type="float" office:value="6.66666666666667" calcext:value-type="float">
            <text:p>6.6666666667</text:p>
          </table:table-cell>
          <table:table-cell office:value-type="float" office:value="400" calcext:value-type="float">
            <text:p>400</text:p>
          </table:table-cell>
          <table:table-cell office:value-type="float" office:value="1.2" calcext:value-type="float">
            <text:p>1.2</text:p>
          </table:table-cell>
          <table:table-cell table:formula="of:=EXP(3.725*LOG([.B3])-9.5)" office:value-type="float" office:value="1.21248681276064" calcext:value-type="float">
            <text:p>1.2124868128</text:p>
          </table:table-cell>
          <table:table-cell table:formula="of:=EXP(5)" office:value-type="float" office:value="148.413159102577" calcext:value-type="float">
            <text:p>148.4131591026</text:p>
          </table:table-cell>
        </table:table-row>
        <table:table-row table:style-name="ro1">
          <table:table-cell table:formula="of:=[.B4]/60" office:value-type="float" office:value="11.6666666666667" calcext:value-type="float">
            <text:p>11.6666666667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table:formula="of:=EXP(3.725*LOG([.B4])-9.5)" office:value-type="float" office:value="2.99813431152787" calcext:value-type="float">
            <text:p>2.9981343115</text:p>
          </table:table-cell>
          <table:table-cell table:formula="of:=LOG(100)" office:value-type="float" office:value="2" calcext:value-type="float">
            <text:p>2</text:p>
          </table:table-cell>
        </table:table-row>
        <table:table-row table:style-name="ro1">
          <table:table-cell table:formula="of:=[.B5]/60" office:value-type="float" office:value="66.6666666666667" calcext:value-type="float">
            <text:p>66.6666666667</text:p>
          </table:table-cell>
          <table:table-cell office:value-type="float" office:value="4000" calcext:value-type="float">
            <text:p>4000</text:p>
          </table:table-cell>
          <table:table-cell office:value-type="float" office:value="50" calcext:value-type="float">
            <text:p>50</text:p>
          </table:table-cell>
          <table:table-cell table:formula="of:=EXP(3.725*LOG([.B5])-9.5)" office:value-type="float" office:value="50.2833228120346" calcext:value-type="float">
            <text:p>50.2833228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]*60" office:value-type="float" office:value="600" calcext:value-type="float">
            <text:p>600</text:p>
          </table:table-cell>
          <table:table-cell table:formula="of:=0.00000253*POWER([.B6];2)+0.00238*[.B6]" office:value-type="float" office:value="2.3388" calcext:value-type="float">
            <text:p>2.3388</text:p>
          </table:table-cell>
          <table:table-cell table:formula="of:=EXP(3.725*LOG([.B6])-9.5)" office:value-type="float" office:value="2.33640496367552" calcext:value-type="float">
            <text:p>2.336404963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 style:data-style-name="N2" text:time-value="16:34:15.333570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09:43:06.921412085</meta:creation-date>
    <dc:date>2015-02-16T16:46:16.397176709</dc:date>
    <meta:editing-duration>PT26M6S</meta:editing-duration>
    <meta:editing-cycles>3</meta:editing-cycles>
    <meta:generator>LibreOffice/4.4.0.3$Linux_X86_64 LibreOffice_project/40m0$Build-3</meta:generator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loext:regression-name="new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2.037cm" svg:y="3.705cm" style:legend-expansion="high" chart:style-name="ch2"/>
        <chart:plot-area chart:style-name="ch3" table:cell-range-address="Sheet1.B3:Sheet1.C5 Sheet1.C2:Sheet1.C2" chart:data-source-has-labels="row" svg:x="0.32cm" svg:y="0.18cm" svg:width="11.397cm" svg:height="8.645cm">
          <chartooo:coordinate-region svg:x="0.941cm" svg:y="0.379cm" svg:width="10.40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5" chart:label-cell-address="Sheet1.C2:Sheet1.C2" chart:class="chart:scatter">
            <chart:domain table:cell-range-address="Sheet1.B3:Sheet1.B5"/>
            <chart:regression-curve chart:style-name="ch8">
              <chart:equation chart:display-equation="true" chart:display-r-square="false" svg:x="1.948cm" svg:y="0.65cm"/>
            </chart:regression-curve>
            <chart:regression-curve chart:style-name="ch9">
              <chart:equation chart:display-equation="true" chart:display-r-square="false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kPa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B3:Sheet1.B5</svg:desc>
                </draw:g>
              </table:table-cell>
              <table:table-cell office:value-type="float" office:value="1.2">
                <text:p>1.2</text:p>
                <draw:g>
                  <svg:desc>Sheet1.C3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